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Standard">
      <style:paragraph-properties fo:margin-left="0.3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Preface<text:tab/>9</text:p>
          <text:p text:style-name="P55">1.1 Dedication<text:tab/>9</text:p>
          <text:p text:style-name="P55">1.2 Acknowledgments<text:tab/>9</text:p>
          <text:p text:style-name="P55">1.3 Support Email List<text:tab/>9</text:p>
          <text:p text:style-name="P54">2 Introduction<text:tab/>10</text:p>
          <text:p text:style-name="P55">2.1 What Is A Super Scientific Calculator?<text:tab/>10</text:p>
          <text:p text:style-name="P55">2.2 What Is MathRider?<text:tab/>11</text:p>
          <text:p text:style-name="P55">2.3 What Inspired The Creation Of Mathrider?<text:tab/>12</text:p>
          <text:p text:style-name="P54">3 Downloading And Installing MathRider<text:tab/>13</text:p>
          <text:p text:style-name="P55">3.1 Installing Sun's Java Implementation<text:tab/>13</text:p>
          <text:p text:style-name="P56">3.1.1 Installing Java On A Windows PC<text:tab/>13</text:p>
          <text:p text:style-name="P56">3.1.2 Installing Java On A Macintosh<text:tab/>13</text:p>
          <text:p text:style-name="P56">3.1.3 Installing Java On A Linux PC<text:tab/>13</text:p>
          <text:p text:style-name="P55">3.2 Downloading And Extracting<text:tab/>14</text:p>
          <text:p text:style-name="P56">3.2.1 Extracting The Archive File For Windows Users<text:tab/>14</text:p>
          <text:p text:style-name="P56">3.2.2 Extracting The Archive File For Unix Users<text:tab/>14</text:p>
          <text:p text:style-name="P55">3.3 MathRider's Directory Structure And Execution Instructions<text:tab/>15</text:p>
          <text:p text:style-name="P56">3.3.1 Executing MathRider On Windows Systems<text:tab/>15</text:p>
          <text:p text:style-name="P56">3.3.2 Executing MathRider On Unix Systems<text:tab/>15</text:p>
          <text:p text:style-name="P54">4 The Graphical User Interface<text:tab/>16</text:p>
          <text:p text:style-name="P55">4.1 Buffers And Text Areas<text:tab/>16</text:p>
          <text:p text:style-name="P55">4.2 The Gutter<text:tab/>16</text:p>
          <text:p text:style-name="P55">4.3 Menus<text:tab/>16</text:p>
          <text:p text:style-name="P56">4.3.1 File<text:tab/>16</text:p>
          <text:p text:style-name="P56">4.3.2 Edit<text:tab/>17</text:p>
          <text:p text:style-name="P56">4.3.3 Search<text:tab/>17</text:p>
          <text:p text:style-name="P56">4.3.4 Markers<text:tab/>17</text:p>
          <text:p text:style-name="P56">4.3.5 Folding<text:tab/>17</text:p>
          <text:p text:style-name="P56">4.3.6 View<text:tab/>18</text:p>
          <text:p text:style-name="P56">4.3.7 Utilities<text:tab/>18</text:p>
          <text:p text:style-name="P56">4.3.8 Macros<text:tab/>18</text:p>
          <text:p text:style-name="P56">4.3.9 Plugins<text:tab/>18</text:p>
          <text:p text:style-name="P56">4.3.10 Help<text:tab/>19</text:p>
          <text:p text:style-name="P55">4.4 The Toolbar<text:tab/>19</text:p>
          <text:p text:style-name="P54">5 MathRider's Plugin-Based Extension Mechanism<text:tab/>20</text:p>
          <text:p text:style-name="P55"><text:soft-page-break/>5.1 What Is A Plugin?<text:tab/>20</text:p>
          <text:p text:style-name="P55">5.2 Which Plugins Are Currently Included When MathRider Is Installed?<text:tab/>20</text:p>
          <text:p text:style-name="P55">5.3 What Kinds Of Plugins Are Possible?<text:tab/>20</text:p>
          <text:p text:style-name="P56">5.3.1 Plugins Based On Java Applets<text:tab/>21</text:p>
          <text:p text:style-name="P56">5.3.2 Plugins Based On Java Applications<text:tab/>21</text:p>
          <text:p text:style-name="P56">5.3.3 Plugins Which Talk To Native Applications<text:tab/>21</text:p>
          <text:p text:style-name="P54">6 Exploring The MathRider Application<text:tab/>22</text:p>
          <text:p text:style-name="P55">6.1 The Console<text:tab/>22</text:p>
          <text:p text:style-name="P55">6.2 Piper Program Files<text:tab/>22</text:p>
          <text:p text:style-name="P55">6.3 MathRider Worksheets<text:tab/>22</text:p>
          <text:p text:style-name="P55">6.4 Plugins<text:tab/>22</text:p>
          <text:p text:style-name="P54">7 Piper: A Computer Algebra System For Beginners<text:tab/>24</text:p>
          <text:p text:style-name="P55">7.1 Numeric Vs. Symbolic Computations<text:tab/>24</text:p>
          <text:p text:style-name="P56">7.1.1 Using The Piper Console As A Numeric (Scientific) Calculator<text:tab/>25</text:p>
          <text:p text:style-name="P57">7.1.1.1 Functions<text:tab/>26</text:p>
          <text:p text:style-name="P57">7.1.1.2 Accessing Previous Input And Results<text:tab/>26</text:p>
          <text:p text:style-name="P57">7.1.1.3 Syntax Errors<text:tab/>27</text:p>
          <text:p text:style-name="P56">7.1.2 Using The Piper Console As A Symbolic Calculator<text:tab/>27</text:p>
          <text:p text:style-name="P54">8 The Piper Documentation Plugin<text:tab/>30</text:p>
          <text:p text:style-name="P55">8.1 Function List<text:tab/>30</text:p>
          <text:p text:style-name="P55">8.2 Mini Web Browser Interface<text:tab/>30</text:p>
          <text:p text:style-name="P54">9 Using MathRider As A Programmer's Text Editor<text:tab/>31</text:p>
          <text:p text:style-name="P55">9.1 Creating, Opening, And Saving Text Files<text:tab/>31</text:p>
          <text:p text:style-name="P55">9.2 Editing Files<text:tab/>31</text:p>
          <text:p text:style-name="P56">9.2.1 Rectangular Selection Mode<text:tab/>31</text:p>
          <text:p text:style-name="P55">9.3 File Modes<text:tab/>32</text:p>
          <text:p text:style-name="P55">9.4 Entering And Executing Stand Alone Piper Programs<text:tab/>32</text:p>
          <text:p text:style-name="P54">10 MathRider Worksheet Files<text:tab/>33</text:p>
          <text:p text:style-name="P55">10.1 Code Folds<text:tab/>33</text:p>
          <text:p text:style-name="P55">10.2 Fold Properties<text:tab/>33</text:p>
          <text:p text:style-name="P55">10.3 Currently Implemented Fold Types And Properties<text:tab/>35</text:p>
          <text:p text:style-name="P56">10.3.1 %geogebra And %geogebra_xml.<text:tab/>35</text:p>
          <text:p text:style-name="P56">10.3.2 %hoteqn<text:tab/>38</text:p>
          <text:p text:style-name="P56">10.3.3 %piper<text:tab/>39</text:p>
          <text:p text:style-name="P57">10.3.3.1 Plotting Piper Functions With GeoGebra<text:tab/>40</text:p>
          <text:p text:style-name="P57">10.3.3.2 Displaying Piper Expressions In Traditional Form With HotEqn<text:tab/>41</text:p>
          <text:p text:style-name="P56">10.3.4 %output<text:tab/>41</text:p>
          <text:p text:style-name="P56">10.3.5 %error<text:tab/>41</text:p>
          <text:p text:style-name="P56">10.3.6 %html<text:tab/>41</text:p>
          <text:p text:style-name="P56"><text:soft-page-break/>10.3.7 %beanshell<text:tab/>43</text:p>
          <text:p text:style-name="P54">11 Piper Programming Fundamentals (Note: all content below this line is still in development).<text:tab/>44</text:p>
          <text:p text:style-name="P55">11.1 Objects, Values, And Expressions<text:tab/>44</text:p>
          <text:p text:style-name="P55">11.2 Operators<text:tab/>45</text:p>
          <text:p text:style-name="P55">11.3 Operator Precedence<text:tab/>46</text:p>
          <text:p text:style-name="P55">11.4 Changing The Order Of Operations In An Expression<text:tab/>47</text:p>
          <text:p text:style-name="P55">11.5 Variables<text:tab/>49</text:p>
          <text:p text:style-name="P55">11.6 Statements<text:tab/>50</text:p>
          <text:p text:style-name="P56">11.6.1 The print Statement<text:tab/>51</text:p>
          <text:p text:style-name="P55">11.7 Strings<text:tab/>53</text:p>
          <text:p text:style-name="P55">11.8 Comments<text:tab/>53</text:p>
          <text:p text:style-name="P55">11.9 Conditional Operators<text:tab/>54</text:p>
          <text:p text:style-name="P55">11.10 Making Decisions With The if Statement<text:tab/>57</text:p>
          <text:p text:style-name="P55">11.11 The and, or, And not Boolean Operators<text:tab/>60</text:p>
          <text:p text:style-name="P55">11.12 Looping With The while Statement<text:tab/>62</text:p>
          <text:p text:style-name="P55">11.13 Long-Running Loops, Infinite Loops, And Interrupting Execution<text:tab/>65</text:p>
          <text:p text:style-name="P55">11.14 Inserting And Deleting Worksheet Cells<text:tab/>66</text:p>
          <text:p text:style-name="P55">11.15 Introduction To More Advanced Object Types<text:tab/>66</text:p>
          <text:p text:style-name="P56">11.15.1 Rational Numbers<text:tab/>67</text:p>
          <text:p text:style-name="P56">11.15.2 Real Numbers<text:tab/>68</text:p>
          <text:p text:style-name="P56">11.15.3 Objects That Hold Sequences Of Other Objects: Lists And Tuples<text:tab/>68</text:p>
          <text:p text:style-name="P57">11.15.3.1 Tuple Packing And Unpacking<text:tab/>70</text:p>
          <text:p text:style-name="P55">11.16 Using while Loops With Lists And Tuples<text:tab/>71</text:p>
          <text:p text:style-name="P55">11.17 The in Operator<text:tab/>72</text:p>
          <text:p text:style-name="P55">11.18 Looping With The for Statement<text:tab/>73</text:p>
          <text:p text:style-name="P55">11.19 Functions<text:tab/>74</text:p>
          <text:p text:style-name="P55">11.20 Functions Are Defined Using the def Statement<text:tab/>74</text:p>
          <text:p text:style-name="P55">11.21 A Subset Of Functions Included In MathRider<text:tab/>75</text:p>
          <text:p text:style-name="P55">11.22 Obtaining Information On MathRider Functions<text:tab/>76</text:p>
          <text:p text:style-name="P55">11.23 Information Is Also Available On User-Entered Functions<text:tab/>77</text:p>
          <text:p text:style-name="P55">11.24 Examples Which Use Functions Included With MathRider<text:tab/>78</text:p>
          <text:p text:style-name="P55">11.25 Using srange() And zip() With The for Statement<text:tab/>80</text:p>
          <text:p text:style-name="P55">11.26 List Comprehensions<text:tab/>81</text:p>
          <text:p text:style-name="P54">12 Miscellaneous Topics<text:tab/>83</text:p>
          <text:p text:style-name="P55">12.1 Referencing The Result Of The Previous Operation<text:tab/>83</text:p>
          <text:p text:style-name="P55">12.2 Exceptions<text:tab/>83</text:p>
          <text:p text:style-name="P55">12.3 Obtaining Numeric Results<text:tab/>84</text:p>
          <text:p text:style-name="P55">12.4 Style Guide For Expressions<text:tab/>86</text:p>
          <text:p text:style-name="P55">12.5 Built-in Constants<text:tab/>86</text:p>
          <text:p text:style-name="P55">12.6 Roots<text:tab/>88</text:p>
          <text:p text:style-name="P55"><text:soft-page-break/>12.7 Symbolic Variables<text:tab/>88</text:p>
          <text:p text:style-name="P55">12.8 Symbolic Expressions<text:tab/>90</text:p>
          <text:p text:style-name="P56">12.8.1 Expanding And Factoring<text:tab/>91</text:p>
          <text:p text:style-name="P56">12.8.2 Miscellaneous Symbolic Expression Examples<text:tab/>91</text:p>
          <text:p text:style-name="P56">12.8.3 Passing Values To Symbolic Expressions<text:tab/>92</text:p>
          <text:p text:style-name="P55">12.9 Symbolic Equations and The solve() Function<text:tab/>92</text:p>
          <text:p text:style-name="P55">12.10 Symbolic Mathematical Functions<text:tab/>93</text:p>
          <text:p text:style-name="P55">12.11 Finding Roots Graphically And Numerically With The find_root() Method<text:tab/>95</text:p>
          <text:p text:style-name="P55">12.12 Displaying Mathematical Objects In Traditional Form<text:tab/>96</text:p>
          <text:p text:style-name="P55">12.13 LaTeX Is Used To Display Objects In Traditional Mathematics Form<text:tab/>97</text:p>
          <text:p text:style-name="P55">12.14 Sets<text:tab/>97</text:p>
          <text:p text:style-name="P54">13 2D Plotting<text:tab/>99</text:p>
          <text:p text:style-name="P55">13.1 The plot() And show() Functions<text:tab/>99</text:p>
          <text:p text:style-name="P56">13.1.1 Combining Plots And Changing The Plotting Color<text:tab/>100</text:p>
          <text:p text:style-name="P56">13.1.2 Combining Graphics With A Graphics Object<text:tab/>101</text:p>
          <text:p text:style-name="P55">13.2 Advanced Plotting With matplotlib<text:tab/>102</text:p>
          <text:p text:style-name="P56">13.2.1 Plotting Data From Lists With Grid Lines And Axes Labels<text:tab/>102</text:p>
          <text:p text:style-name="P56">13.2.2 Plotting With A Logarithmic Y Axis<text:tab/>103</text:p>
          <text:p text:style-name="P56">13.2.3 Two Plots With Labels Inside Of The Plot<text:tab/>104</text:p>
          <text:p text:style-name="P54">14 MathRider Usage Styles<text:tab/>106</text:p>
          <text:p text:style-name="P55">14.1 The Speed Usage Style<text:tab/>106</text:p>
          <text:p text:style-name="P55">14.2 The OpenOffice Presentation Usage Style<text:tab/>106</text:p>
          <text:p text:style-name="P54">15 High School Math Problems (most of the problems are still in development)<text:tab/>107</text:p>
          <text:p text:style-name="P55">15.1 Pre-Algebra<text:tab/>107</text:p>
          <text:p text:style-name="P56">15.1.1 Equations<text:tab/>107</text:p>
          <text:p text:style-name="P56">15.1.2 Expressions<text:tab/>107</text:p>
          <text:p text:style-name="P56">15.1.3 Geometry<text:tab/>107</text:p>
          <text:p text:style-name="P56">15.1.4 Inequalities<text:tab/>107</text:p>
          <text:p text:style-name="P56">15.1.5 Linear Functions<text:tab/>107</text:p>
          <text:p text:style-name="P56">15.1.6 Measurement<text:tab/>108</text:p>
          <text:p text:style-name="P56">15.1.7 Nonlinear Functions<text:tab/>108</text:p>
          <text:p text:style-name="P56">15.1.8 Number Sense And Operations<text:tab/>108</text:p>
          <text:p text:style-name="P57">15.1.8.1 Express an integer fraction in lowest terms<text:tab/>108</text:p>
          <text:p text:style-name="P56">15.1.9 Polynomial Functions<text:tab/>109</text:p>
          <text:p text:style-name="P55">15.2 Algebra<text:tab/>109</text:p>
          <text:p text:style-name="P56">15.2.1 Absolute Value Functions<text:tab/>110</text:p>
          <text:p text:style-name="P56">15.2.2 Complex Numbers<text:tab/>110</text:p>
          <text:p text:style-name="P56">15.2.3 Composite Functions<text:tab/>110</text:p>
          <text:p text:style-name="P56">15.2.4 Conics<text:tab/>110</text:p>
          <text:p text:style-name="P56">15.2.5 Data Analysis<text:tab/>110</text:p>
          <text:p text:style-name="P56"><text:soft-page-break/>15.2.6 Discrete Mathematics <text:tab/>110</text:p>
          <text:p text:style-name="P56">15.2.7 Equations<text:tab/>111</text:p>
          <text:p text:style-name="P57">15.2.7.1 Express a symbolic fraction in lowest terms<text:tab/>111</text:p>
          <text:p text:style-name="P57">15.2.7.2 Determine the product of two symbolic fractions<text:tab/>113</text:p>
          <text:p text:style-name="P57">15.2.7.3 Solve a linear equation for x<text:tab/>114</text:p>
          <text:p text:style-name="P57">15.2.7.4 Solve a linear equation which has fractions<text:tab/>115</text:p>
          <text:p text:style-name="P56">15.2.8 Exponential Functions<text:tab/>117</text:p>
          <text:p text:style-name="P56">15.2.9 Exponents<text:tab/>117</text:p>
          <text:p text:style-name="P56">15.2.10 Expressions<text:tab/>118</text:p>
          <text:p text:style-name="P56">15.2.11 Inequalities<text:tab/>118</text:p>
          <text:p text:style-name="P56">15.2.12 Inverse Functions<text:tab/>118</text:p>
          <text:p text:style-name="P56">15.2.13 Linear Equations And Functions<text:tab/>118</text:p>
          <text:p text:style-name="P56">15.2.14 Linear Programming<text:tab/>118</text:p>
          <text:p text:style-name="P56">15.2.15 Logarithmic Functions<text:tab/>118</text:p>
          <text:p text:style-name="P56">15.2.16 Logistic Functions<text:tab/>119</text:p>
          <text:p text:style-name="P56">15.2.17 Matrices<text:tab/>119</text:p>
          <text:p text:style-name="P56">15.2.18 Parametric Equations<text:tab/>119</text:p>
          <text:p text:style-name="P56">15.2.19 Piecewise Functions<text:tab/>119</text:p>
          <text:p text:style-name="P56">15.2.20 Polynomial Functions<text:tab/>119</text:p>
          <text:p text:style-name="P56">15.2.21 Power Functions<text:tab/>119</text:p>
          <text:p text:style-name="P56">15.2.22 Quadratic Functions<text:tab/>119</text:p>
          <text:p text:style-name="P56">15.2.23 Radical Functions<text:tab/>120</text:p>
          <text:p text:style-name="P56">15.2.24 Rational Functions<text:tab/>120</text:p>
          <text:p text:style-name="P56">15.2.25 Sequences<text:tab/>120</text:p>
          <text:p text:style-name="P56">15.2.26 Series<text:tab/>120</text:p>
          <text:p text:style-name="P56">15.2.27 Systems of Equations<text:tab/>120</text:p>
          <text:p text:style-name="P56">15.2.28 Transformations<text:tab/>120</text:p>
          <text:p text:style-name="P56">15.2.29 Trigonometric Functions<text:tab/>121</text:p>
          <text:p text:style-name="P55">15.3 Precalculus And Trigonometry<text:tab/>121</text:p>
          <text:p text:style-name="P56">15.3.1 Binomial Theorem<text:tab/>121</text:p>
          <text:p text:style-name="P56">15.3.2 Complex Numbers<text:tab/>121</text:p>
          <text:p text:style-name="P56">15.3.3 Composite Functions<text:tab/>121</text:p>
          <text:p text:style-name="P56">15.3.4 Conics<text:tab/>121</text:p>
          <text:p text:style-name="P56">15.3.5 Data Analysis<text:tab/>122</text:p>
          <text:p text:style-name="P56">15.3.6 Discrete Mathematics<text:tab/>122</text:p>
          <text:p text:style-name="P56">15.3.7 Equations<text:tab/>122</text:p>
          <text:p text:style-name="P56">15.3.8 Exponential Functions<text:tab/>122</text:p>
          <text:p text:style-name="P56">15.3.9 Inverse Functions<text:tab/>122</text:p>
          <text:p text:style-name="P56">15.3.10 Logarithmic Functions<text:tab/>122</text:p>
          <text:p text:style-name="P56">15.3.11 Logistic Functions<text:tab/>122</text:p>
          <text:p text:style-name="P56"><text:soft-page-break/>15.3.12 Matrices And Matrix Algebra<text:tab/>123</text:p>
          <text:p text:style-name="P56">15.3.13 Mathematical Analysis<text:tab/>123</text:p>
          <text:p text:style-name="P56">15.3.14 Parametric Equations<text:tab/>123</text:p>
          <text:p text:style-name="P56">15.3.15 Piecewise Functions<text:tab/>123</text:p>
          <text:p text:style-name="P56">15.3.16 Polar Equations<text:tab/>123</text:p>
          <text:p text:style-name="P56">15.3.17 Polynomial Functions<text:tab/>123</text:p>
          <text:p text:style-name="P56">15.3.18 Power Functions<text:tab/>124</text:p>
          <text:p text:style-name="P56">15.3.19 Quadratic Functions<text:tab/>124</text:p>
          <text:p text:style-name="P56">15.3.20 Radical Functions<text:tab/>124</text:p>
          <text:p text:style-name="P56">15.3.21 Rational Functions<text:tab/>124</text:p>
          <text:p text:style-name="P56">15.3.22 Real Numbers<text:tab/>124</text:p>
          <text:p text:style-name="P56">15.3.23 Sequences<text:tab/>124</text:p>
          <text:p text:style-name="P56">15.3.24 Series<text:tab/>124</text:p>
          <text:p text:style-name="P56">15.3.25 Sets<text:tab/>125</text:p>
          <text:p text:style-name="P56">15.3.26 Systems of Equations<text:tab/>125</text:p>
          <text:p text:style-name="P56">15.3.27 Transformations<text:tab/>125</text:p>
          <text:p text:style-name="P56">15.3.28 Trigonometric Functions<text:tab/>125</text:p>
          <text:p text:style-name="P56">15.3.29 Vectors<text:tab/>125</text:p>
          <text:p text:style-name="P55">15.4 Calculus<text:tab/>125</text:p>
          <text:p text:style-name="P56">15.4.1 Derivatives<text:tab/>126</text:p>
          <text:p text:style-name="P56">15.4.2 Integrals<text:tab/>126</text:p>
          <text:p text:style-name="P56">15.4.3 Limits<text:tab/>126</text:p>
          <text:p text:style-name="P56">15.4.4 Polynomial Approximations And Series<text:tab/>126</text:p>
          <text:p text:style-name="P55">15.5 Statistics<text:tab/>126</text:p>
          <text:p text:style-name="P56">15.5.1 Data Analysis<text:tab/>126</text:p>
          <text:p text:style-name="P56">15.5.2 Inferential Statistics<text:tab/>126</text:p>
          <text:p text:style-name="P56">15.5.3 Normal Distributions<text:tab/>127</text:p>
          <text:p text:style-name="P56">15.5.4 One Variable Analysis<text:tab/>127</text:p>
          <text:p text:style-name="P56">15.5.5 Probability And Simulation<text:tab/>127</text:p>
          <text:p text:style-name="P56">15.5.6 Two Variable Analysis<text:tab/>127</text:p>
          <text:p text:style-name="P54">16 High School Science Problems<text:tab/>128</text:p>
          <text:p text:style-name="P55">16.1 Physics<text:tab/>128</text:p>
          <text:p text:style-name="P56">16.1.1 Atomic Physics<text:tab/>128</text:p>
          <text:p text:style-name="P56">16.1.2 Circular Motion<text:tab/>128</text:p>
          <text:p text:style-name="P56">16.1.3 Dynamics<text:tab/>128</text:p>
          <text:p text:style-name="P56">16.1.4 Electricity And Magnetism<text:tab/>128</text:p>
          <text:p text:style-name="P56">16.1.5 Fluids<text:tab/>128</text:p>
          <text:p text:style-name="P56">16.1.6 Kinematics<text:tab/>129</text:p>
          <text:p text:style-name="P56">16.1.7 Light<text:tab/>129</text:p>
          <text:p text:style-name="P56">16.1.8 Optics<text:tab/>129</text:p>
          <text:p text:style-name="P56"><text:soft-page-break/>16.1.9 Relativity<text:tab/>129</text:p>
          <text:p text:style-name="P56">16.1.10 Rotational Motion<text:tab/>129</text:p>
          <text:p text:style-name="P56">16.1.11 Sound<text:tab/>129</text:p>
          <text:p text:style-name="P56">16.1.12 Waves<text:tab/>130</text:p>
          <text:p text:style-name="P56">16.1.13 Thermodynamics<text:tab/>130</text:p>
          <text:p text:style-name="P56">16.1.14 Work<text:tab/>130</text:p>
          <text:p text:style-name="P56">16.1.15 Energy<text:tab/>130</text:p>
          <text:p text:style-name="P56">16.1.16 Momentum<text:tab/>130</text:p>
          <text:p text:style-name="P56">16.1.17 Boiling<text:tab/>130</text:p>
          <text:p text:style-name="P56">16.1.18 Buoyancy<text:tab/>130</text:p>
          <text:p text:style-name="P56">16.1.19 Convection<text:tab/>131</text:p>
          <text:p text:style-name="P56">16.1.20 Density<text:tab/>131</text:p>
          <text:p text:style-name="P56">16.1.21 Diffusion<text:tab/>131</text:p>
          <text:p text:style-name="P56">16.1.22 Freezing<text:tab/>131</text:p>
          <text:p text:style-name="P56">16.1.23 Friction<text:tab/>131</text:p>
          <text:p text:style-name="P56">16.1.24 Heat Transfer<text:tab/>131</text:p>
          <text:p text:style-name="P56">16.1.25 Insulation<text:tab/>132</text:p>
          <text:p text:style-name="P56">16.1.26 Newton's Laws<text:tab/>132</text:p>
          <text:p text:style-name="P56">16.1.27 Pressure<text:tab/>132</text:p>
          <text:p text:style-name="P56">16.1.28 Pulleys<text:tab/>132</text:p>
          <text:p text:style-name="P54">17 Fundamentals Of Computation<text:tab/>133</text:p>
          <text:p text:style-name="P55">17.1 What Is A Computer?<text:tab/>133</text:p>
          <text:p text:style-name="P55">17.2 Contextual Meaning<text:tab/>134</text:p>
          <text:p text:style-name="P55">17.3 Variables<text:tab/>135</text:p>
          <text:p text:style-name="P55">17.4 Models<text:tab/>135</text:p>
          <text:p text:style-name="P55">17.5 Machine Language<text:tab/>136</text:p>
          <text:p text:style-name="P55">17.6 Compilers And Interpreters<text:tab/>141</text:p>
          <text:p text:style-name="P55">17.7 Algorithms<text:tab/>141</text:p>
          <text:p text:style-name="P55">17.8 Computation<text:tab/>143</text:p>
          <text:p text:style-name="P55">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text:soft-page-break/>Currently, the MathRider project has the following two options for people who need to install Sun's Java:</text:p>
      <text:p text:style-name="P53">1) Locate the Java documentation for your Linux distribution and carefully follow the instructions 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PiperDocs</text:span> - Documentation for Piper which can be navigated using a simple browser interface.</text:p>
      <text:h text:style-name="P27" text:outline-level="2"><text:soft-page-break/>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6">Out&gt; 3</text:p>
      <text:p text:style-name="Preformatted_20_Text"/>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text:soft-page-break/>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6">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text:soft-page-break/>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Out&gt; 40</text:p>
      <text:p text:style-name="Preformatted_20_Text"/>
      <text:p text:style-name="Preformatted_20_Text">In&gt; %</text:p>
      <text:p text:style-name="P36">Out&gt; 40</text:p>
      <text:p text:style-name="P36"/>
      <text:p text:style-name="P37">In&gt; %*2</text:p>
      <text:p text:style-name="P36">Ou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6">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text:soft-page-break/></text:p>
      <text:p text:style-name="Preformatted_20_Text">In&gt; %</text:p>
      <text:p text:style-name="P36">Out&gt; 5/6</text:p>
      <text:p text:style-name="Preformatted_20_Text"/>
      <text:p text:style-name="Standard">Lets say that you would like to have 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Out&gt; 5</text:p>
      <text:p text:style-name="Preformatted_20_Text"/>
      <text:p text:style-name="Standard">Unfortunately, the % symbol cannot be used to have 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Out&gt; 5/6</text:p>
      <text:p text:style-name="Preformatted_20_Text"/>
      <text:p text:style-name="Preformatted_20_Text">In&gt; a</text:p>
      <text:p text:style-name="P36">Out&gt; 5/6</text:p>
      <text:p text:style-name="Preformatted_20_Text"/>
      <text:p text:style-name="Preformatted_20_Text">In&gt; Numer(a)</text:p>
      <text:p text:style-name="P36">Out&gt; 5</text:p>
      <text:p text:style-name="Preformatted_20_Text"/>
      <text:p text:style-name="Preformatted_20_Text">In&gt; Denom(a)</text:p>
      <text:p text:style-name="P36">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text:soft-page-break/>In&gt; a := 9</text:p>
      <text:p text:style-name="P36">Out&gt; 9</text:p>
      <text:p text:style-name="Preformatted_20_Text"/>
      <text:p text:style-name="Preformatted_20_Text">In&gt; a</text:p>
      <text:p text:style-name="P36">Out&gt; 9</text:p>
      <text:p text:style-name="P36"/>
      <text:p text:style-name="Standard">and this example shows 'a' being cleared (or <text:span text:style-name="T6">unbound</text:span>) with the Clear() function:</text:p>
      <text:p text:style-name="Preformatted_20_Text"/>
      <text:p text:style-name="Preformatted_20_Text">In&gt; Clear(a)</text:p>
      <text:p text:style-name="P36">Out&gt; True</text:p>
      <text:p text:style-name="Preformatted_20_Text"/>
      <text:p text:style-name="Preformatted_20_Text">In&gt; a</text:p>
      <text:p text:style-name="P36">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6">Out&gt; 2^3</text:p>
      <text:p text:style-name="Preformatted_20_Text"/>
      <text:p text:style-name="Preformatted_20_Text">In&gt; Factor(14)</text:p>
      <text:p text:style-name="P36">Out&gt; 2*7</text:p>
      <text:p text:style-name="Preformatted_20_Text"/>
      <text:p text:style-name="Preformatted_20_Text">In&gt; Factor(2343)</text:p>
      <text:p text:style-name="P36">Out&gt; 3*11*71</text:p>
      <text:p text:style-name="Preformatted_20_Text"/>
      <text:p text:style-name="Standard">Now lets factor an expression that contains the unbound variable 'x':</text:p>
      <text:p text:style-name="Preformatted_20_Text"/>
      <text:p text:style-name="Preformatted_20_Text">In&gt; x</text:p>
      <text:p text:style-name="P36">Out&gt; x</text:p>
      <text:p text:style-name="Preformatted_20_Text"/>
      <text:p text:style-name="Preformatted_20_Text">In&gt; IsBound(x)</text:p>
      <text:p text:style-name="P36">Out&gt; False</text:p>
      <text:p text:style-name="Preformatted_20_Text"/>
      <text:p text:style-name="Preformatted_20_Text">In&gt; Factor(x^2 + 24*x + 80)</text:p>
      <text:p text:style-name="P36">Out&gt; (x+20)*(x+4)</text:p>
      <text:p text:style-name="P37"/>
      <text:p text:style-name="P37">In&gt; Expand(%)</text:p>
      <text:p text:style-name="P36">Out&gt; x^2+24*x+80</text:p>
      <text:p text:style-name="P36"/>
      <text:p text:style-name="Standard">Evaluating 'x' by itself shows that it does not have a value bound to it and this can also be determined by <text:soft-page-break/>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to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Piper fold's output to what is called <text:span text:style-name="T6">pretty</text:span> form:</text:p>
      <text:p text:style-name="Preformatted_20_Text"/>
      <text:p text:style-name="P37"><text:span text:style-name="T18"><text:s/>1:</text:span><text:span text:style-name="T28">%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oft-page-break/><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oft-page-break/><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oft-page-break/><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text:soft-page-break/>%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5"><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text:soft-page-break/>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piper</text:span></text:p>
      <text:p text:style-name="Preformatted_20_Text"/>
      <text:p text:style-name="P13">Executing this fold will produce the following output:</text:p>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8"/>
      <text:p text:style-name="P37"><text:span text:style-name="T18"><text:s/>1:</text:span><text:span text:style-name="T28">%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text:soft-page-break/>%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oft-page-break/><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text:soft-page-break/>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text:soft-page-break/>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text:soft-page-break/>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text:soft-page-break/>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oft-page-break/><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text:soft-page-break/>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text:soft-page-break/>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text:soft-page-break/></text:p>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text:soft-page-break/>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text:soft-page-break/></text:p>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oft-page-break/><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soft-page-break/>()<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text:soft-page-break/>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soft-page-break/>|</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text:soft-page-break/>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text:soft-page-break/></text:p>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text:soft-page-break/>#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text:soft-page-break/>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text:soft-page-break/></text:p>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oft-page-break/><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oft-page-break/><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text:soft-page-break/>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text:soft-page-break/>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oft-page-break/>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oft-page-break/><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text:soft-page-break/>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text:soft-page-break/></text:p>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text:soft-page-break/>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text:soft-page-break/>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text:soft-page-break/>[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text:soft-page-break/>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text:soft-page-break/>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text:soft-page-break/>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text:soft-page-break/>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text:soft-page-break/></text:p>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soft-page-break/>----</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ext:soft-page-break/>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text:soft-page-break/></text:p>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text:soft-page-break/>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soft-page-break/>----</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ext:soft-page-break/>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oft-page-break/><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text:soft-page-break/>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text:soft-page-break/>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9_alpha - <text:date style:data-style-name="N37" text:date-value="2008-10-10T13:41:08">10/10/08</text:date><text:tab/>MathRider For Newbies<text:tab/><text:page-number text:select-page="current">40</text:page-number>/<text:page-count>18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10T13:41:08</dc:date>
    <meta:editing-cycles>126</meta:editing-cycles>
    <meta:editing-duration>P4DT4H2M26S</meta:editing-duration>
    <meta:user-defined meta:name="Info 1"/>
    <meta:user-defined meta:name="Info 2"/>
    <meta:user-defined meta:name="Info 3"/>
    <meta:user-defined meta:name="Info 4"/>
    <meta:document-statistic meta:table-count="1" meta:image-count="7" meta:object-count="14" meta:page-count="181" meta:paragraph-count="3556" meta:word-count="37953" meta:character-count="22638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